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2" style:family="graphic" style:parent-style-name="objectwithoutfill">
      <style:graphic-properties draw:stroke="dash" draw:stroke-dash="Ultra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line draw:style-name="gr9" draw:text-style-name="P1" draw:layer="layout" svg:x1="4.352cm" svg:y1="1.048cm" svg:x2="4.352cm" svg:y2="1.387cm">
          <text:p/>
        </draw:line>
        <draw:line draw:style-name="gr9" draw:text-style-name="P1" draw:layer="layout" svg:x1="4.284cm" svg:y1="3.013cm" svg:x2="4.284cm" svg:y2="3.216cm">
          <text:p/>
        </draw:line>
        <draw:line draw:style-name="gr9" draw:text-style-name="P1" draw:layer="layout" svg:x1="4.284cm" svg:y1="1.997cm" svg:x2="4.284cm" svg:y2="2.403cm">
          <text:p/>
        </draw:line>
        <draw:line draw:style-name="gr9" draw:text-style-name="P1" draw:layer="layout" svg:x1="7.197cm" svg:y1="0.981cm" svg:x2="7.197cm" svg:y2="1.523cm">
          <text:p/>
        </draw:line>
        <draw:line draw:style-name="gr9" draw:text-style-name="P1" draw:layer="layout" svg:x1="10.313cm" svg:y1="1.048cm" svg:x2="10.313cm" svg:y2="1.454cm">
          <text:p/>
        </draw:line>
        <draw:line draw:style-name="gr9" draw:text-style-name="P1" draw:layer="layout" svg:x1="5.435cm" svg:y1="0.574cm" svg:x2="6.248cm" svg:y2="0.574cm">
          <text:p/>
        </draw:line>
        <draw:line draw:style-name="gr9" draw:text-style-name="P1" draw:layer="layout" svg:x1="8.484cm" svg:y1="0.574cm" svg:x2="9.297cm" svg:y2="0.574cm">
          <text:p/>
        </draw:line>
        <draw:frame draw:style-name="gr10" draw:text-style-name="P2" draw:layer="layout" svg:width="1.556cm" svg:height="0.962cm" svg:x="3.645cm" svg:y="0.093cm">
          <draw:text-box>
            <text:p>dp2</text:p>
          </draw:text-box>
        </draw:frame>
        <draw:frame draw:style-name="gr10" draw:text-style-name="P2" draw:layer="layout" svg:width="1.556cm" svg:height="0.962cm" svg:x="3.477cm" svg:y="3.184cm">
          <draw:text-box>
            <text:p>dp8</text:p>
          </draw:text-box>
        </draw:frame>
        <draw:frame draw:style-name="gr10" draw:text-style-name="P2" draw:layer="layout" svg:width="1.556cm" svg:height="0.962cm" svg:x="9.574cm" svg:y="0.135cm">
          <draw:text-box>
            <text:p>dp4</text:p>
          </draw:text-box>
        </draw:frame>
        <draw:frame draw:style-name="gr10" draw:text-style-name="P2" draw:layer="layout" svg:width="1.556cm" svg:height="0.962cm" svg:x="6.458cm" svg:y="0.068cm">
          <draw:text-box>
            <text:p>dp3</text:p>
          </draw:text-box>
        </draw:fram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9" draw:text-style-name="P1" draw:layer="layout" svg:x1="1.304cm" svg:y1="1.08cm" svg:x2="1.304cm" svg:y2="1.419cm">
          <text:p/>
        </draw:line>
        <draw:line draw:style-name="gr9" draw:text-style-name="P1" draw:layer="layout" svg:x1="1.236cm" svg:y1="3.045cm" svg:x2="1.236cm" svg:y2="3.248cm">
          <text:p/>
        </draw:line>
        <draw:line draw:style-name="gr9" draw:text-style-name="P1" draw:layer="layout" svg:x1="1.236cm" svg:y1="2.029cm" svg:x2="1.236cm" svg:y2="2.435cm">
          <text:p/>
        </draw:line>
        <draw:line draw:style-name="gr9" draw:text-style-name="P1" draw:layer="layout" svg:x1="2.387cm" svg:y1="0.606cm" svg:x2="3.2cm" svg:y2="0.606cm">
          <text:p/>
        </draw:line>
        <draw:line draw:style-name="gr9" draw:text-style-name="P1" draw:layer="layout" svg:x1="2.455cm" svg:y1="3.722cm" svg:x2="3.3cm" svg:y2="3.7cm">
          <text:p/>
        </draw:line>
        <draw:frame draw:style-name="gr10" draw:text-style-name="P2" draw:layer="layout" svg:width="1.556cm" svg:height="0.962cm" svg:x="0.597cm" svg:y="0.125cm">
          <draw:text-box>
            <text:p>dp1</text:p>
          </draw:text-box>
        </draw:frame>
        <draw:frame draw:style-name="gr10" draw:text-style-name="P2" draw:layer="layout" svg:width="1.556cm" svg:height="0.962cm" svg:x="0.429cm" svg:y="3.216cm">
          <draw:text-box>
            <text:p>dp7</text:p>
          </draw:text-box>
        </draw:frame>
        <draw:custom-shape draw:style-name="gr3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9" draw:text-style-name="P1" draw:layer="layout" svg:x1="13.297cm" svg:y1="0.942cm" svg:x2="13.297cm" svg:y2="1.484cm">
          <text:p/>
        </draw:line>
        <draw:line draw:style-name="gr9" draw:text-style-name="P1" draw:layer="layout" svg:x1="13.365cm" svg:y1="2.974cm" svg:x2="13.365cm" svg:y2="3.245cm">
          <text:p/>
        </draw:line>
        <draw:line draw:style-name="gr9" draw:text-style-name="P1" draw:layer="layout" svg:x1="16.413cm" svg:y1="1.009cm" svg:x2="16.413cm" svg:y2="1.415cm">
          <text:p/>
        </draw:line>
        <draw:line draw:style-name="gr9" draw:text-style-name="P1" draw:layer="layout" svg:x1="16.548cm" svg:y1="3.042cm" svg:x2="16.548cm" svg:y2="3.245cm">
          <text:p/>
        </draw:line>
        <draw:line draw:style-name="gr9" draw:text-style-name="P1" draw:layer="layout" svg:x1="11.535cm" svg:y1="0.535cm" svg:x2="12.348cm" svg:y2="0.535cm">
          <text:p/>
        </draw:line>
        <draw:line draw:style-name="gr9" draw:text-style-name="P1" draw:layer="layout" svg:x1="14.584cm" svg:y1="0.535cm" svg:x2="15.397cm" svg:y2="0.535cm">
          <text:p/>
        </draw:line>
        <draw:line draw:style-name="gr12" draw:text-style-name="P1" draw:layer="layout" svg:x1="14.584cm" svg:y1="3.651cm" svg:x2="15.465cm" svg:y2="3.651cm">
          <text:p/>
        </draw:line>
        <draw:frame draw:style-name="gr13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0" draw:text-style-name="P2" draw:layer="layout" svg:width="1.556cm" svg:height="0.962cm" svg:x="15.674cm" svg:y="0.096cm">
          <draw:text-box>
            <text:p>dp6</text:p>
          </draw:text-box>
        </draw:frame>
        <draw:frame draw:style-name="gr10" draw:text-style-name="P2" draw:layer="layout" svg:width="1.556cm" svg:height="0.962cm" svg:x="12.558cm" svg:y="0.029cm">
          <draw:text-box>
            <text:p>dp5</text:p>
          </draw:text-box>
        </draw:frame>
        <draw:line draw:style-name="gr9" draw:text-style-name="P1" draw:layer="layout" svg:x1="16.481cm" svg:y1="2.026cm" svg:x2="16.481cm" svg:y2="2.432cm">
          <text:p/>
        </draw:line>
        <draw:custom-shape draw:style-name="gr2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3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5cm" svg:height="0.881cm" svg:x="14.1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845cm" svg:y="1.8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4.8cm" svg:y="4.338cm">
          <draw:text-box>
            <text:p>MH</text:p>
          </draw:text-box>
        </draw:frame>
        <draw:frame draw:style-name="gr20" draw:text-style-name="P2" draw:layer="layout" svg:width="1.416cm" svg:height="0.962cm" svg:x="14.135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21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2cm" svg:y1="4.5cm" svg:x2="4.821cm" svg:y2="4.069cm">
          <text:p/>
        </draw:line>
        <draw:line draw:style-name="gr21" draw:text-style-name="P1" draw:layer="layout" svg:x1="15.9cm" svg:y1="4.4cm" svg:x2="16.1cm" svg:y2="4.1cm">
          <text:p/>
        </draw:line>
        <draw:line draw:style-name="gr21" draw:text-style-name="P1" draw:layer="layout" svg:x1="15cm" svg:y1="4.3cm" svg:x2="13.6cm" svg:y2="2.9cm">
          <text:p/>
        </draw:line>
        <draw:custom-shape draw:style-name="gr22" draw:text-style-name="P1" draw:layer="layout" svg:width="0.9cm" svg:height="0.809cm" svg:x="8.201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20:04:58.796732370</dc:date>
    <meta:editing-duration>P6DT2H39S</meta:editing-duration>
    <meta:editing-cycles>38</meta:editing-cycles>
    <meta:generator>LibreOffice/6.0.7.3$Linux_X86_64 LibreOffice_project/00m0$Build-3</meta:generator>
    <meta:document-statistic meta:object-count="81"/>
  </office:meta>
</office:document-meta>
</file>